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inotau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wolfma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pain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impactspl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00/00/00</text:date>, <text:time style:data-style-name="N2" text:time-value="10:45:46.227597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28T10:46:04.105455773</dc:date>
    <meta:editing-duration>P1DT1H10M56S</meta:editing-duration>
    <meta:editing-cycles>32</meta:editing-cycles>
    <meta:document-statistic meta:table-count="1" meta:cell-count="310" meta:object-count="0"/>
  </office:meta>
</office:document-meta>
</file>